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6cm" fo:margin-bottom="0cm" loext:contextual-spacing="false"/>
    </style:style>
    <style:style style:name="P2" style:family="paragraph" style:parent-style-name="Standard">
      <style:paragraph-properties fo:margin-top="0.6cm" fo:margin-bottom="0cm" loext:contextual-spacing="false" fo:text-align="center" style:justify-single-word="false"/>
      <style:text-properties fo:font-size="14pt" fo:language="hu" fo:country="HU" fo:font-weight="bold" officeooo:rsid="0014f116" officeooo:paragraph-rsid="0014f116" style:font-size-asian="14pt" style:font-weight-asian="bold" style:font-size-complex="14pt" style:font-weight-complex="bold"/>
    </style:style>
    <style:style style:name="P3" style:family="paragraph" style:parent-style-name="Standard">
      <style:paragraph-properties fo:margin-top="0.6cm" fo:margin-bottom="0cm" loext:contextual-spacing="false"/>
      <style:text-properties fo:font-size="12pt" fo:language="hu" fo:country="HU" officeooo:rsid="0019acb7" officeooo:paragraph-rsid="0019acb7" style:font-size-asian="10.5pt" style:font-size-complex="12pt"/>
    </style:style>
    <style:style style:name="P4" style:family="paragraph" style:parent-style-name="Standard">
      <style:paragraph-properties fo:margin-top="0.6cm" fo:margin-bottom="0cm" loext:contextual-spacing="false"/>
      <style:text-properties officeooo:paragraph-rsid="0016eb37"/>
    </style:style>
    <style:style style:name="P5" style:family="paragraph" style:parent-style-name="Standard">
      <style:paragraph-properties fo:margin-top="0.6cm" fo:margin-bottom="0cm" loext:contextual-spacing="false"/>
      <style:text-properties fo:language="hu" fo:country="HU" officeooo:paragraph-rsid="001a44f5"/>
    </style:style>
    <style:style style:name="P6" style:family="paragraph" style:parent-style-name="Standard">
      <style:paragraph-properties fo:margin-top="0.6cm" fo:margin-bottom="0cm" loext:contextual-spacing="false"/>
      <style:text-properties fo:language="hu" fo:country="HU" officeooo:rsid="001a44f5" officeooo:paragraph-rsid="001a44f5"/>
    </style:style>
    <style:style style:name="P7" style:family="paragraph" style:parent-style-name="Standard">
      <style:paragraph-properties fo:margin-top="0.6cm" fo:margin-bottom="0cm" loext:contextual-spacing="false" fo:break-before="page"/>
      <style:text-properties fo:font-size="12pt" fo:language="hu" fo:country="HU" officeooo:rsid="0019acb7" officeooo:paragraph-rsid="0019acb7" style:font-size-asian="12pt" style:font-size-complex="12pt"/>
    </style:style>
    <style:style style:name="P8" style:family="paragraph" style:parent-style-name="Standard">
      <style:paragraph-properties fo:margin-top="0.6cm" fo:margin-bottom="0cm" loext:contextual-spacing="false" fo:break-before="page"/>
      <style:text-properties fo:language="hu" fo:country="HU" officeooo:paragraph-rsid="001a44f5"/>
    </style:style>
    <style:style style:name="P9" style:family="paragraph" style:parent-style-name="Text_20_body">
      <style:paragraph-properties fo:margin-top="0.6cm" fo:margin-bottom="0.6cm" loext:contextual-spacing="false"/>
      <style:text-properties fo:language="hu" fo:country="HU" officeooo:paragraph-rsid="0019acb7"/>
    </style:style>
    <style:style style:name="P10" style:family="paragraph" style:parent-style-name="Text_20_body">
      <style:paragraph-properties fo:margin-top="0cm" fo:margin-bottom="0cm" loext:contextual-spacing="false"/>
    </style:style>
    <style:style style:name="P11" style:family="paragraph" style:parent-style-name="Heading_20_1">
      <style:paragraph-properties fo:margin-top="0.6cm" fo:margin-bottom="0cm" loext:contextual-spacing="false"/>
      <style:text-properties fo:font-size="12pt" fo:language="hu" fo:country="HU" fo:font-weight="normal" officeooo:rsid="0019acb7" officeooo:paragraph-rsid="0019acb7"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2pt" officeooo:rsid="0019acb7" style:font-size-asian="12pt" style:font-size-complex="12pt"/>
    </style:style>
    <style:style style:name="T4" style:family="text">
      <style:text-properties fo:font-size="12pt" officeooo:rsid="001a0a6e" style:font-size-asian="12pt" style:font-size-complex="12pt"/>
    </style:style>
    <style:style style:name="T5" style:family="text">
      <style:text-properties fo:font-size="12pt" officeooo:rsid="001a44f5" style:font-size-asian="12pt" style:font-size-complex="12pt"/>
    </style:style>
    <style:style style:name="T6" style:family="text">
      <style:text-properties fo:font-size="12pt" fo:font-style="italic" style:font-size-asian="12pt" style:font-size-complex="12pt"/>
    </style:style>
    <style:style style:name="T7" style:family="text">
      <style:text-properties fo:font-size="12pt" fo:language="hu" fo:country="HU" style:font-size-asian="12pt" style:font-size-complex="12pt"/>
    </style:style>
    <style:style style:name="T8" style:family="text">
      <style:text-properties fo:font-size="12pt" fo:language="hu" fo:country="HU" officeooo:rsid="001a0a6e" style:font-size-asian="12pt" style:font-size-complex="12pt"/>
    </style:style>
    <style:style style:name="T9" style:family="text">
      <style:text-properties fo:font-size="12pt" fo:language="hu" fo:country="HU" fo:font-style="italic" style:font-size-asian="12pt" style:font-size-complex="12pt"/>
    </style:style>
    <style:style style:name="T10" style:family="text">
      <style:text-properties fo:font-size="10pt" style:font-size-asian="10pt" style:font-size-complex="10pt"/>
    </style:style>
    <style:style style:name="T11" style:family="text">
      <style:text-properties fo:font-size="10pt" officeooo:rsid="0016eb37" style:font-size-asian="10pt" style:font-size-complex="10pt"/>
    </style:style>
    <style:style style:name="T12" style:family="text">
      <style:text-properties fo:font-size="10pt" officeooo:rsid="0019bc59" style:font-size-asian="10pt" style:font-size-complex="10pt"/>
    </style:style>
    <style:style style:name="T13" style:family="text">
      <style:text-properties fo:font-size="10pt" fo:font-style="italic" style:font-size-asian="10pt" style:font-size-complex="10pt"/>
    </style:style>
    <style:style style:name="T14" style:family="text">
      <style:text-properties fo:font-size="10pt" fo:language="hu" fo:country="HU" style:font-size-asian="10pt" style:font-size-complex="10pt"/>
    </style:style>
    <style:style style:name="T15" style:family="text">
      <style:text-properties fo:font-size="10pt" fo:language="hu" fo:country="HU" officeooo:rsid="0016eb37" style:font-size-asian="10pt" style:font-size-complex="10pt"/>
    </style:style>
    <style:style style:name="T16" style:family="text">
      <style:text-properties fo:font-size="10pt" fo:language="hu" fo:country="HU" officeooo:rsid="0019bc59" style:font-size-asian="10pt" style:font-size-complex="10pt"/>
    </style:style>
    <style:style style:name="T17" style:family="text">
      <style:text-properties fo:font-size="10pt" fo:language="hu" fo:country="HU" fo:font-style="italic" style:font-size-asian="10pt" style:font-size-complex="10pt"/>
    </style:style>
    <style:style style:name="T18" style:family="text">
      <style:text-properties fo:font-style="normal" officeooo:rsid="0019bc59" style:font-style-asian="normal" style:font-style-complex="normal"/>
    </style:style>
    <style:style style:name="T19" style:family="text">
      <style:text-properties fo:language="hu" fo:country="HU" fo:font-style="italic" style:font-style-asian="italic" style:font-style-complex="italic"/>
    </style:style>
    <style:style style:name="T20" style:family="text">
      <style:text-properties fo:language="hu" fo:country="HU" fo:font-style="normal" officeooo:rsid="0019bc59"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wton és a Principia</text:p>
      <text:p text:style-name="P9"><text:span text:style-name="T3">Sokat hallhatunk Newtonról (és az almáról), de</text:span><text:span text:style-name="T2"> </text:span><text:span text:style-name="T3">annál</text:span><text:span text:style-name="T2"> kevese</text:span><text:span text:style-name="T3">bbet</text:span><text:span text:style-name="T2"> tud</text:span><text:span text:style-name="T3">unk</text:span><text:span text:style-name="T2"> </text:span><text:span text:style-name="T3">róla</text:span><text:span text:style-name="T2">, és amit tud</text:span><text:span text:style-name="T3">unk</text:span><text:span text:style-name="T2">, gyakran azt is félre értelmezzük. </text:span><text:span text:style-name="T3">Ezt jól <text:s/>megfogalmazza </text:span><text:span text:style-name="T2">a világhírű közgazdász, John Maynard Keynes, amely 1942-ben, Newton születésének 300-adik évfordulóján </text:span><text:span text:style-name="T3">szólalt fel</text:span><text:span text:style-name="T2">:</text:span></text:p>
      <text:p text:style-name="P10"><text:span text:style-name="T19">„…A 18. század óta Newtont a modern kor első és legnagyobb tudósának tartják, racionalistának, aki megtanított minket vegytisztán, a hideg ész szabályai szerint gondolkodni. Én más megvilágításban látom őt. Nem hiszem, hogy bárki, aki figyelmesen átolvasta annak a ládának a tartalmát, amelyet 1696-ban csomagolt össze, mielőtt végleg elhagyta volna Cambridge-t, így látná Newtont. Az ebben őrzött iratok, bár részben szétszóródtak, nagy részük mégis ránk hagyományozódott. Ezek tanúsága szerint Newton nem az ész korának első embere volt, hanem az utolsó mágus, az egyik utolsó a babiloni és sumér varázslók közül, az utolsó nagy elme, aki ugyanazzal a kereső tekintettel szemlélte a látható és a szellemi világot, mint azok, akik nem kevesebb, mint 10 000 évvel ezelőtt lerakták szellemi örökségünk első építőköveit…”</text:span><text:a xlink:type="simple" xlink:href="#[1]" text:style-name="Internet_20_link" text:visited-style-name="Visited_20_Internet_20_Link"><text:span text:style-name="T20">[1]</text:span></text:a></text:p>
      <text:p text:style-name="P5"><text:span text:style-name="T5">A ládában található iratokból sokat megtuthatunk a Bölcsek kövéről, az elsűlyedt Atlantisz legendájáról, Salamon Templomáról, titoks mágia és misztikus tanításokról, végtelenről, Krisztus újboli eljöveteléről, és a világ végéről.</text:span></text:p>
      <text:p text:style-name="P6"><text:span text:style-name="T2">Newton szentül hitte hogy a tudomny segítségével a titkokra pontos magyarázatot, a </text:span></text:p>
      <text:p text:style-name="P6"><text:span text:style-name="T2">asdklasdm </text:span></text:p>
      <text:p text:style-name="P6"><text:span text:style-name="T4"/></text:p>
      <text:p text:style-name="P1"><text:span text:style-name="T7">„</text:span><text:span text:style-name="T9">A jelenségekből még nem tudtam feltárni a gravitáció ezen jellemzőinek magyarázatát, és én nem találok ki hipotéziseket. Bármi, ami nem vezethető le a jelenségekből, hipotézisnek nevezendő; a hipotéziseknek pedig, legyenek azok metafizikaiak vagy fizikaiak, épüljenek okkult sajátságokra, vagy legyenek mechanikaiak, nincs helyük a tapasztalati filozófiában. Ebben a filozófiában a jelenségekből szabatos tételekre következtetünk, és később indukcióval tesszük azokat általánossá.</text:span><text:span text:style-name="T7">” „</text:span><text:span text:style-name="T9">Elegendő (leszögezni), hogy a nehézkedés létezik, hogy az általunk megállapított törvények szerint hat, és hogy képes az égitestek és a tenger valamennyi mozgásának a megmagyarázására.</text:span><text:span text:style-name="T7">” </text:span><text:a xlink:type="simple" xlink:href="#[2]" text:style-name="Internet_20_link" text:visited-style-name="Visited_20_Internet_20_Link"><text:span text:style-name="T8">[2]</text:span></text:a></text:p>
      <text:p text:style-name="P3"/>
      <text:p text:style-name="P8"><text:bookmark-start text:name="[1]"/><text:span text:style-name="T11">[1]</text:span><text:bookmark-end text:name="[1]"/><text:span text:style-name="T11"> „In the eighteenth century and since, Newton came to be thought of as the first and greatest of the modern age of scientists, a rationalist, one who taught us to think on the lines of cold and untinctured reason. <text:line-break/></text:span><text:span text:style-name="T10">I do not see him in this light. I do not think that any one who has pored over the contents of that box which he packed up when he finally left Cambridge in 1696 and which, though partly dispersed, have come down to us, can see him like that. Newton was not the first of the age of reason. He was the last of the magicians, the last of the Babylonians and Sumerians, the last great mind which looked out on the visible and intellectual world with the same eyes as those who began to build our intellectual inheritance rather less than 10,000 years ago.” </text:span><text:span text:style-name="T11">Tóth Csilla fordítása</text:span></text:p>
      <text:p text:style-name="P4"><text:bookmark-start text:name="[2]"/><text:span text:style-name="T15">[</text:span><text:span text:style-name="T16">2</text:span><text:span text:style-name="T15">]</text:span><text:bookmark-end text:name="[2]"/><text:span text:style-name="T15">: </text:span><text:span text:style-name="T14">Isaac Newton – </text:span><text:span text:style-name="T17">Philosophiae Naturalis Principia Mathematica</text:span><text:span text:style-name="T14">, General Scholium. Harmadik kiadás, I. Bernard Cohen és Anne Whitman 1999-es angol nyelvű fordításának 943. oldala. (University of California Press, </text:span><text:a xlink:type="simple" xlink:href="https://hu.wikipedia.org/wiki/Speciális:Könyvforrások/0520088174" text:style-name="Internet_20_link" text:visited-style-name="Visited_20_Internet_20_Link"><text:span text:style-name="T14">ISBN 0-520-08817-4</text:span></text:a><text:span text:style-name="T14">).</text:span></text:p>
      <text:p text:style-name="P7">Egyébb források:</text:p>
      <text:h text:style-name="P11" text:outline-level="1">Dr. Héjjas István, honlapja és írása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2T13:01:50.819356419</dc:date>
    <meta:editing-duration>PT53M47S</meta:editing-duration>
    <meta:editing-cycles>5</meta:editing-cycles>
    <meta:generator>LibreOffice/5.1.4.2$Linux_X86_64 LibreOffice_project/10m0$Build-2</meta:generator>
    <meta:document-statistic meta:table-count="0" meta:image-count="0" meta:object-count="0" meta:page-count="3" meta:paragraph-count="11" meta:word-count="472" meta:character-count="3184" meta:non-whitespace-character-count="2718"/>
  </office:meta>
</office:document-meta>
</file>